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tes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6:43:46.810000000</meta:creation-date>
    <dc:date>2017-02-12T16:44:24.112000000</dc:date>
    <meta:editing-duration>PT44S</meta:editing-duration>
    <meta:editing-cycles>1</meta:editing-cycles>
    <meta:document-statistic meta:object-count="25"/>
    <meta:generator>LibreOffice/5.2.0.4$Windows_x86 LibreOffice_project/066b007f5ebcc236395c7d282ba488bca6720265</meta:generator>
  </office:meta>
</office:document-meta>
</file>